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sslis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length_cm</text:p>
          </table:table-cell>
          <table:table-cell table:style-name="ce1" office:value-type="string" calcext:value-type="string">
            <text:p>role</text:p>
          </table:table-cell>
        </table:table-row>
        <table:table-row table:style-name="ro2">
          <table:table-cell office:value-type="string" calcext:value-type="string">
            <text:p>Ascidian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ustrodoris kerguelensis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ovallia gigantea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aenocephalus aceratus </text:p>
          </table:table-cell>
          <table:table-cell table:style-name="ce1" office:value-type="float" office:value="48.5" calcext:value-type="float">
            <text:p>48.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pepods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endrilla antartica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iplasterias brucei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uphausia superb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lyptonotus antarcticu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ondogeneia antarctica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aliclonidae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arpagifer antarcticus 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ydrozoa</text:p>
          </table:table-cell>
          <table:table-cell table:style-name="ce1" office:value-type="float" office:value="3.48" calcext:value-type="float">
            <text:p>3.48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yperiids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ippomedon kergueleni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aevilacunaria antarctica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aternulla elliptic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pidonotothen nudifrons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lacobelmnon daytoni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ycale acerata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acella concinn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eobuccinum eatoni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otothenia coriicep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otothenia rossii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ctopus sp.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dontaster <text:s/>validu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dontaster meridionalis</text:p>
          </table:table-cell>
          <table:table-cell table:style-name="ce1" office:value-type="float" office:value="15.24" calcext:value-type="float">
            <text:p>15.2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phionotus victoria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radarea bidentata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rachaenichthys charcoti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radexamine sp.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rborlasia corrugatus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rknaster aurorae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rknaster fuscus antarticu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iapulid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stebbingia gracilis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osella antartic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osella sp.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alpida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erolis sp.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terechinus neumayeri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tylocordyla boreali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rematomus bernacchi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rematomus newnes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Urticinopsis antartic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aldeckia obesa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Zooplankt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hytoplankton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urymera monticulosa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ontogeneiella sp.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itanopsis antarctica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ysida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enthic diatoms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resh detritus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ereidae 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ecromass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ridaea cordata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yriogramme manginii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locamium cartilagineum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denocystis utricularis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smarestia anceps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smarestia antarctica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esmarestia menziesii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haeurus antarcticus 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igartina skottsbergii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lmaria decipiens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garella antarctica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atoniella sp.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urdiea racovitzae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orgiella confluens 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nostroma hariotii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ged detritus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piphytic diatoms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scoseira mirabilis 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lothrix sp.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eirimedon femoratus</text:p>
          </table:table-cell>
          <table:table-cell table:style-name="ce1" office:value-type="float" office:value="0.545" calcext:value-type="float">
            <text:p>0.54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rchomene plebs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ntoneura plocamioides 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rospora penicilliformis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euroglossum delesseriae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llophyllis atrosanguinea 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cconiella plumosa 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yropia plocamiestris 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rematocarpus antarcticus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mbia antarctica 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quids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mptoplites sp.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larinella sp.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2" table:number-rows-repeated="91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08:58:04.897447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03T09:07:05.795522471</dc:date>
    <meta:editing-duration>PT10M29S</meta:editing-duration>
    <meta:editing-cycles>2</meta:editing-cycles>
    <meta:generator>LibreOffice/6.4.4.2$Linux_X86_64 LibreOffice_project/40$Build-2</meta:generator>
    <meta:document-statistic meta:table-count="1" meta:cell-count="267" meta:object-count="0"/>
  </office:meta>
</office:document-meta>
</file>